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vertido</text:p>
      <text:p text:style-name="Standard">Entorno natural</text:p>
      <text:p text:style-name="Standard">Aventura preciosa</text:p>
      <text:p text:style-name="Standard">Cojer/usar objetos</text:p>
      <text:p text:style-name="Standard">Explorar</text:p>
      <text:p text:style-name="Standard">Añadir cosas que le den vidilla al juego.</text:p>
      <text:p text:style-name="Standard">Puzzles </text:p>
      <text:list xml:id="list4765518307401132519" text:style-name="L1">
        <text:list-item>
          <text:p text:style-name="P1">Empujar cajas</text:p>
        </text:list-item>
        <text:list-item>
          <text:p text:style-name="P1">Tipo tomb raider (sala principal comunicando el resto de salas)</text:p>
        </text:list-item>
        <text:list-item>
          <text:p text:style-name="P1">Tipo Silent (codigos y acertijos en primera persona)</text:p>
        </text:list-item>
        <text:list-item>
          <text:p text:style-name="P1">Buscar piezas de puzles en el escenario para puzle final.</text:p>
        </text:list-item>
      </text:list>
      <text:p text:style-name="Standard"/>
      <text:p text:style-name="Standard">Objetivo secundario. Recoleccion de objetos.</text:p>
      <text:p text:style-name="Standard">Malo "final" aparece varias veces con posibilidad de esconderse o utilizar unobjeto (dificil de conseguir) para ahuyentarlo.</text:p>
      <text:p text:style-name="Standard"/>
      <text:p text:style-name="Standard">Minijuegos (snowboard FFVII)</text:p>
      <text:p text:style-name="Standard">Dia y noche.</text:p>
      <text:p text:style-name="Standard">Momento avanzado del juego el protagonista se da cuenta que no puede cumplir lo prometido y ha de conseguir comunicarselo a la persona que se lo prometio.</text:p>
      <text:p text:style-name="Standard"/>
      <text:p text:style-name="Standard">No llegar al principio nunca, ir bloqueando la cantidad de pantallas que se pueda retroceder.</text:p>
      <text:p text:style-name="Standard"/>
      <text:p text:style-name="Standard">El jugador puede escribir sus propias notas para consultarlas después. Esto será de gran ayuda y ahorrara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47S</meta:editing-duration>
    <meta:editing-cycles>4</meta:editing-cycles>
    <meta:generator>OpenOffice/4.1.2$Win32 OpenOffice.org_project/412m3$Build-9782</meta:generator>
    <dc:date>2016-11-07T20:56:01.10</dc:date>
    <dc:creator>guilem sili pin</dc:creator>
    <meta:document-statistic meta:table-count="0" meta:image-count="0" meta:object-count="0" meta:page-count="1" meta:paragraph-count="18" meta:word-count="139" meta:character-count="873"/>
    <meta:user-defined meta:name="Info 1"/>
    <meta:user-defined meta:name="Info 2"/>
    <meta:user-defined meta:name="Info 3"/>
    <meta:user-defined meta:name="Info 4"/>
  </office:meta>
</office:document-meta>
</file>